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zxx" fo:country="none" officeooo:rsid="001badb7" officeooo:paragraph-rsid="001badb7" style:language-asian="zxx" style:country-asian="none" style:language-complex="zxx" style:country-complex="none"/>
    </style:style>
    <style:style style:name="P2" style:family="paragraph" style:parent-style-name="Text_20_body">
      <style:paragraph-properties style:line-height-at-least="0.025cm"/>
      <style:text-properties style:font-name="Liberation Sans" fo:font-size="10pt" fo:language="zxx" fo:country="none" style:font-size-asian="10pt" style:language-asian="zxx" style:country-asian="none" style:font-size-complex="10pt" style:language-complex="zxx" style:country-complex="none"/>
    </style:style>
    <style:style style:name="P3" style:family="paragraph" style:parent-style-name="Standard">
      <style:text-properties fo:language="zxx" fo:country="none" officeooo:rsid="001badb7" officeooo:paragraph-rsid="001badb7" style:language-asian="zxx" style:country-asian="none" style:language-complex="zxx" style:country-complex="none"/>
    </style:style>
    <style:style style:name="P4" style:family="paragraph" style:parent-style-name="Text_20_body">
      <style:text-properties fo:language="zxx" fo:country="none" fo:font-weight="normal" officeooo:rsid="002a9e01" officeooo:paragraph-rsid="002a9e01" style:language-asian="zxx" style:country-asian="none" style:font-weight-asian="normal" style:language-complex="zxx" style:country-complex="none" style:font-weight-complex="normal"/>
    </style:style>
    <style:style style:name="P5" style:family="paragraph" style:parent-style-name="Heading_20_1">
      <style:text-properties fo:language="zxx" fo:country="none" style:language-asian="zxx" style:country-asian="none" style:language-complex="zxx" style:country-complex="none"/>
    </style:style>
    <style:style style:name="P6" style:family="paragraph" style:parent-style-name="Heading_20_3">
      <style:text-properties fo:language="zxx" fo:country="none" style:language-asian="zxx" style:country-asian="none" style:language-complex="zxx" style:country-complex="none"/>
    </style:style>
    <style:style style:name="P7" style:family="paragraph" style:parent-style-name="Heading_20_3">
      <style:text-properties officeooo:rsid="001badb7" officeooo:paragraph-rsid="001feb6f"/>
    </style:style>
    <style:style style:name="T1" style:family="text">
      <style:text-properties officeooo:rsid="001badb7"/>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222919" style:language-asian="zxx" style:country-asian="none" style:language-complex="zxx" style:country-complex="none"/>
    </style:style>
    <style:style style:name="T4" style:family="text">
      <style:text-properties officeooo:rsid="0024e753"/>
    </style:style>
    <style:style style:name="T5" style:family="text">
      <style:text-properties officeooo:rsid="002946ec"/>
    </style:style>
    <style:style style:name="T6" style:family="text">
      <style:text-properties officeooo:rsid="002a9e01"/>
    </style:style>
    <style:style style:name="T7" style:family="text">
      <style:text-properties officeooo:rsid="002dcd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Projet 1 / Groupe 1 / <text:span text:style-name="T1">Place de marché en ligne</text:span></text:h>
      <text:p text:style-name="P2">VAYSSE <text:s/>Benjamin</text:p>
      <text:p text:style-name="P2">LE BARS Elouan</text:p>
      <text:p text:style-name="P2">ZHANG <text:s text:c="2"/>Haifei</text:p>
      <text:p text:style-name="P2">MOKADEM Houssam Eddine</text:p>
      <text:h text:style-name="P5" text:outline-level="1">NOTE DE CLARIFICATION</text:h>
      <text:p text:style-name="P1"/>
      <text:h text:style-name="P6" text:outline-level="3">// Personnes</text:h>
      <text:p text:style-name="P1"/>
      <text:p text:style-name="P1">Les vendeurs, acheteurs et administrateurs <text:span text:style-name="T6">possèdent un</text:span> compte (constitué de leur adresse email et d'un mot de passe). <text:span text:style-name="T6">Ces comptes sont identifiés par l'email enregistré à la création, qui ne peut être modifié et est unique. </text:span>On ne peut être à la fois administrateur et vendeur, administrateur et acheteur ou acheteur et vendeur .</text:p>
      <text:p text:style-name="P1"/>
      <text:p text:style-name="P1">Un acheteur peut avoir plusieurs adresses de livraisons, mais plusieurs acheteurs peuvent aussi avoir la même (une famille, par exemple). </text:p>
      <text:p text:style-name="P1"/>
      <text:p text:style-name="P1">Les administrateurs ne peuvent pas ajouter de catégories, celles-ci sont figées. Ils peuvent cependant <text:span text:style-name="T5">créer des articles de blog contenant du texte. Il est possible qu'un administrateur écrive plusieurs articles avec le même titre. Un administrateur n'en est donc pas vraiment un : il ne possède pas de droits de gestion particuliers. On peut éditer ultérieurement un article de blog (et changer sa date de publication par la même occasion).</text:span></text:p>
      <text:p text:style-name="P1"/>
      <text:h text:style-name="P6" text:outline-level="3">// Produits</text:h>
      <text:p text:style-name="P1">Chaque produit possède une référence (qui peut donc concerner plusieurs exemplaires, car on renseigne le stock). <text:span text:style-name="T7">Ils sont créés par des vendeurs, qui peuvent par la même occasion les modifier (par exemple si ils ont du stock supplémentaire).</text:span></text:p>
      <text:p text:style-name="P1"/>
      <text:p text:style-name="P1">Ils possèdent un attribut booléen qui indique s'ils sont nouveaux ou non. On veut aussi savoir si le produit est un objet unique ou non. <text:span text:style-name="T6">Un produit unique a donc un stock égal à 1 ou à 0 s'il a été vendu. Un produit qui n'est pas unique peut aussi avoir un stock égal à 1, si celui-ci à diminué.</text:span></text:p>
      <text:p text:style-name="P1"/>
      <text:p text:style-name="P1">Certains produits sont des produits en promotion, avec le montant de celle-ci et sa durée caractérisée par son début et sa fin. <text:span text:style-name="T4">Ils auront donc un prix originel et un prix supplémentaire, celui de la promotion.</text:span></text:p>
      <text:p text:style-name="P1"/>
      <text:p text:style-name="P1">Un produit appartiendra forcément à une 2nde sous-catégorie (et donc aux deux catégories parentes). <text:span text:style-name="T6">Ces catégories ont un nom différent.</text:span></text:p>
      <text:p text:style-name="P1"/>
      <text:p text:style-name="P1">Les produits peuvent être ajoutés à des paniers ou des listes d'envies par les utilisateurs.</text:p>
      <text:p text:style-name="P1"/>
      <text:h text:style-name="P7" text:outline-level="3"><text:soft-page-break/><text:span text:style-name="T2">// </text:span><text:span text:style-name="T3">Panier</text:span></text:h>
      <text:p text:style-name="P4">Un panier contient des articles en certaine quantité : celle-ci ne peut être supérieur au stock disponible. On désire calculer le coût total d'un panier. On enregistre le fait qu'un panier soit soldé ou non. Un acheteur peut avoir plusieurs paniers mais un seul non-soldé.</text:p>
      <text:h text:style-name="P6" text:outline-level="3">// Boutique</text:h>
      <text:p text:style-name="P1"><text:span text:style-name="T6">Elle</text:span> <text:span text:style-name="T6">est identifié par son adresse web réelle sur le site</text:span>, et plusieurs boutiques peuvent avoir le même nom. Elle est forcément possédée par un unique vendeur, qui peut cependant posséder plusieurs boutiques.</text:p>
      <text:p text:style-name="P1"/>
      <text:p text:style-name="P1">La note d'une boutique dépend de la note des produits (moyenne), qui se trouve dans les commentaires liés aux produ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1:13:31.055760740</meta:creation-date>
    <meta:generator>LibreOffice/4.3.3.2$Linux_X86_64 LibreOffice_project/430m0$Build-2</meta:generator>
    <dc:date>2018-12-12T21:18:01.591303890</dc:date>
    <meta:editing-duration>PT1H50M2S</meta:editing-duration>
    <meta:editing-cycles>19</meta:editing-cycles>
    <dc:creator>NA18 Etudiant</dc:creator>
    <meta:document-statistic meta:table-count="0" meta:image-count="0" meta:object-count="0" meta:page-count="2" meta:paragraph-count="21" meta:word-count="443" meta:character-count="2658" meta:non-whitespace-character-count="2232"/>
  </office:meta>
</office:document-meta>
</file>